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46.03pt" svg:y="816.97pt">
            <loext:p draw:notify-on-update-of-ranges="Sheet1.B2:Sheet1.B27 Sheet1.G2:Sheet1.G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A fuel</text:p>
          </table:table-cell>
          <table:table-cell office:value-type="string" calcext:value-type="string">
            <text:p>A cool</text:p>
          </table:table-cell>
          <table:table-cell office:value-type="string" calcext:value-type="string">
            <text:p>A clad</text:p>
          </table:table-cell>
          <table:table-cell office:value-type="string" calcext:value-type="string">
            <text:p>Fuel Frac</text:p>
          </table:table-cell>
          <table:table-cell office:value-type="string" calcext:value-type="string">
            <text:p>Clad Frac</text:p>
          </table:table-cell>
          <table:table-cell office:value-type="string" calcext:value-type="string">
            <text:p>Clad/Cool</text:p>
          </table:table-cell>
          <table:table-cell/>
          <table:table-cell office:value-type="string" calcext:value-type="string">
            <text:p>check 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table:formula="of:=([.$A$2]+[.$A$4])*[.B2]*2" office:value-type="float" office:value="1.1682" calcext:value-type="float">
            <text:p>1.1682</text:p>
          </table:table-cell>
          <table:table-cell table:formula="of:=(SQRT(3)*[.C2]^2 / 2) - [.A2]^2*PI()" office:value-type="float" office:value="0.396459118764638" calcext:value-type="float">
            <text:p>0.3964591188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2]" office:value-type="float" office:value="0.100408442801383" calcext:value-type="float">
            <text:p>0.1004084428</text:p>
          </table:table-cell>
          <table:table-cell table:formula="of:=[.D2]/([.E2]+[.D2]+[.F2])" office:value-type="float" office:value="0.309186396428036" calcext:value-type="float">
            <text:p>0.3091863964</text:p>
          </table:table-cell>
          <table:table-cell table:formula="of:=[.F2]/([.D2]+[.E2]+[.F2])" office:value-type="float" office:value="0.0783054875807773" calcext:value-type="float">
            <text:p>0.0783054876</text:p>
          </table:table-cell>
          <table:table-cell table:formula="of:=[.F2]/[.E2]" office:value-type="float" office:value="0.127844" calcext:value-type="float">
            <text:p>0.127844</text:p>
          </table:table-cell>
          <table:table-cell/>
          <table:table-cell table:formula="of:=(2*[.B2]^2*SQRT(3)-PI())*[.$A$2]" office:value-type="float" office:value="0.524985150363445" calcext:value-type="float">
            <text:p>0.524985150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[.B2]+0.01" office:value-type="float" office:value="1.11" calcext:value-type="float">
            <text:p>1.11</text:p>
          </table:table-cell>
          <table:table-cell table:formula="of:=([.$A$2]+[.$A$4])*[.B3]*2" office:value-type="float" office:value="1.17882" calcext:value-type="float">
            <text:p>1.17882</text:p>
          </table:table-cell>
          <table:table-cell table:formula="of:=(SQRT(3)*[.C3]^2 / 2) -[.$A$2]^2*PI()" office:value-type="float" office:value="0.418045107141318" calcext:value-type="float">
            <text:p>0.4180451071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3]" office:value-type="float" office:value="0.100408442801383" calcext:value-type="float">
            <text:p>0.1004084428</text:p>
          </table:table-cell>
          <table:table-cell table:formula="of:=[.D3]/([.E3]+[.D3]+[.F3])" office:value-type="float" office:value="0.320623198837841" calcext:value-type="float">
            <text:p>0.3206231988</text:p>
          </table:table-cell>
          <table:table-cell table:formula="of:=[.F3]/([.D3]+[.E3]+[.F3])" office:value-type="float" office:value="0.0770090967968754" calcext:value-type="float">
            <text:p>0.0770090968</text:p>
          </table:table-cell>
          <table:table-cell table:formula="of:=[.F3]/[.E3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table:formula="of:=[.B3]+0.01" office:value-type="float" office:value="1.12" calcext:value-type="float">
            <text:p>1.12</text:p>
          </table:table-cell>
          <table:table-cell table:formula="of:=([.$A$2]+[.$A$4])*[.B4]*2" office:value-type="float" office:value="1.18944" calcext:value-type="float">
            <text:p>1.18944</text:p>
          </table:table-cell>
          <table:table-cell table:formula="of:=(SQRT(3)*[.C4]^2 / 2) -[.$A$2]^2*PI()" office:value-type="float" office:value="0.439826443829098" calcext:value-type="float">
            <text:p>0.4398264438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4]" office:value-type="float" office:value="0.100408442801383" calcext:value-type="float">
            <text:p>0.1004084428</text:p>
          </table:table-cell>
          <table:table-cell table:formula="of:=[.D4]/([.E4]+[.D4]+[.F4])" office:value-type="float" office:value="0.331785967330727" calcext:value-type="float">
            <text:p>0.3317859673</text:p>
          </table:table-cell>
          <table:table-cell table:formula="of:=[.F4]/([.D4]+[.E4]+[.F4])" office:value-type="float" office:value="0.0757437684578458" calcext:value-type="float">
            <text:p>0.0757437685</text:p>
          </table:table-cell>
          <table:table-cell table:formula="of:=[.F4]/[.E4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4]+0.01" office:value-type="float" office:value="1.13" calcext:value-type="float">
            <text:p>1.13</text:p>
          </table:table-cell>
          <table:table-cell table:formula="of:=([.$A$2]+[.$A$4])*[.B5]*2" office:value-type="float" office:value="1.20006" calcext:value-type="float">
            <text:p>1.20006</text:p>
          </table:table-cell>
          <table:table-cell table:formula="of:=(SQRT(3)*[.C5]^2 / 2) -[.$A$2]^2*PI()" office:value-type="float" office:value="0.46180312882798" calcext:value-type="float">
            <text:p>0.4618031288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5]" office:value-type="float" office:value="0.100408442801383" calcext:value-type="float">
            <text:p>0.1004084428</text:p>
          </table:table-cell>
          <table:table-cell table:formula="of:=[.D5]/([.E5]+[.D5]+[.F5])" office:value-type="float" office:value="0.342683135053779" calcext:value-type="float">
            <text:p>0.3426831351</text:p>
          </table:table-cell>
          <table:table-cell table:formula="of:=[.F5]/([.D5]+[.E5]+[.F5])" office:value-type="float" office:value="0.0745085466449125" calcext:value-type="float">
            <text:p>0.0745085466</text:p>
          </table:table-cell>
          <table:table-cell table:formula="of:=[.F5]/[.E5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5]+0.01" office:value-type="float" office:value="1.14" calcext:value-type="float">
            <text:p>1.14</text:p>
          </table:table-cell>
          <table:table-cell table:formula="of:=([.$A$2]+[.$A$4])*[.B6]*2" office:value-type="float" office:value="1.21068" calcext:value-type="float">
            <text:p>1.21068</text:p>
          </table:table-cell>
          <table:table-cell table:formula="of:=(SQRT(3)*[.C6]^2 / 2) -[.$A$2]^2*PI()" office:value-type="float" office:value="0.483975162137963" calcext:value-type="float">
            <text:p>0.4839751621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6]" office:value-type="float" office:value="0.100408442801383" calcext:value-type="float">
            <text:p>0.1004084428</text:p>
          </table:table-cell>
          <table:table-cell table:formula="of:=[.D6]/([.E6]+[.D6]+[.F6])" office:value-type="float" office:value="0.353322823624388" calcext:value-type="float">
            <text:p>0.3533228236</text:p>
          </table:table-cell>
          <table:table-cell table:formula="of:=[.F6]/([.D6]+[.E6]+[.F6])" office:value-type="float" office:value="0.0733025107519868" calcext:value-type="float">
            <text:p>0.0733025108</text:p>
          </table:table-cell>
          <table:table-cell table:formula="of:=[.F6]/[.E6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6]+0.01" office:value-type="float" office:value="1.15" calcext:value-type="float">
            <text:p>1.15</text:p>
          </table:table-cell>
          <table:table-cell table:formula="of:=([.$A$2]+[.$A$4])*[.B7]*2" office:value-type="float" office:value="1.2213" calcext:value-type="float">
            <text:p>1.2213</text:p>
          </table:table-cell>
          <table:table-cell table:formula="of:=(SQRT(3)*[.C7]^2 / 2) -[.$A$2]^2*PI()" office:value-type="float" office:value="0.506342543759047" calcext:value-type="float">
            <text:p>0.5063425438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7]" office:value-type="float" office:value="0.100408442801383" calcext:value-type="float">
            <text:p>0.1004084428</text:p>
          </table:table-cell>
          <table:table-cell table:formula="of:=[.D7]/([.E7]+[.D7]+[.F7])" office:value-type="float" office:value="0.363712856323166" calcext:value-type="float">
            <text:p>0.3637128563</text:p>
          </table:table-cell>
          <table:table-cell table:formula="of:=[.F7]/([.D7]+[.E7]+[.F7])" office:value-type="float" office:value="0.072124773990216" calcext:value-type="float">
            <text:p>0.072124774</text:p>
          </table:table-cell>
          <table:table-cell table:formula="of:=[.F7]/[.E7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7]+0.01" office:value-type="float" office:value="1.16" calcext:value-type="float">
            <text:p>1.16</text:p>
          </table:table-cell>
          <table:table-cell table:formula="of:=([.$A$2]+[.$A$4])*[.B8]*2" office:value-type="float" office:value="1.23192" calcext:value-type="float">
            <text:p>1.23192</text:p>
          </table:table-cell>
          <table:table-cell table:formula="of:=(SQRT(3)*[.C8]^2 / 2) -[.$A$2]^2*PI()" office:value-type="float" office:value="0.528905273691232" calcext:value-type="float">
            <text:p>0.5289052737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8]" office:value-type="float" office:value="0.100408442801383" calcext:value-type="float">
            <text:p>0.1004084428</text:p>
          </table:table-cell>
          <table:table-cell table:formula="of:=[.D8]/([.E8]+[.D8]+[.F8])" office:value-type="float" office:value="0.373860770669667" calcext:value-type="float">
            <text:p>0.3738607707</text:p>
          </table:table-cell>
          <table:table-cell table:formula="of:=[.F8]/([.D8]+[.E8]+[.F8])" office:value-type="float" office:value="0.0709744819624941" calcext:value-type="float">
            <text:p>0.070974482</text:p>
          </table:table-cell>
          <table:table-cell table:formula="of:=[.F8]/[.E8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8]+0.01" office:value-type="float" office:value="1.17" calcext:value-type="float">
            <text:p>1.17</text:p>
          </table:table-cell>
          <table:table-cell table:formula="of:=([.$A$2]+[.$A$4])*[.B9]*2" office:value-type="float" office:value="1.24254" calcext:value-type="float">
            <text:p>1.24254</text:p>
          </table:table-cell>
          <table:table-cell table:formula="of:=(SQRT(3)*[.C9]^2 / 2) -[.$A$2]^2*PI()" office:value-type="float" office:value="0.551663351934519" calcext:value-type="float">
            <text:p>0.5516633519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9]" office:value-type="float" office:value="0.100408442801383" calcext:value-type="float">
            <text:p>0.1004084428</text:p>
          </table:table-cell>
          <table:table-cell table:formula="of:=[.D9]/([.E9]+[.D9]+[.F9])" office:value-type="float" office:value="0.383773830411656" calcext:value-type="float">
            <text:p>0.3837738304</text:p>
          </table:table-cell>
          <table:table-cell table:formula="of:=[.F9]/([.D9]+[.E9]+[.F9])" office:value-type="float" office:value="0.0698508113044466" calcext:value-type="float">
            <text:p>0.0698508113</text:p>
          </table:table-cell>
          <table:table-cell table:formula="of:=[.F9]/[.E9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9]+0.01" office:value-type="float" office:value="1.18" calcext:value-type="float">
            <text:p>1.18</text:p>
          </table:table-cell>
          <table:table-cell table:formula="of:=([.$A$2]+[.$A$4])*[.B10]*2" office:value-type="float" office:value="1.25316" calcext:value-type="float">
            <text:p>1.25316</text:p>
          </table:table-cell>
          <table:table-cell table:formula="of:=(SQRT(3)*[.C10]^2 / 2) -[.$A$2]^2*PI()" office:value-type="float" office:value="0.574616778488907" calcext:value-type="float">
            <text:p>0.5746167785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10]" office:value-type="float" office:value="0.100408442801383" calcext:value-type="float">
            <text:p>0.1004084428</text:p>
          </table:table-cell>
          <table:table-cell table:formula="of:=[.D10]/([.E10]+[.D10]+[.F10])" office:value-type="float" office:value="0.393459036957128" calcext:value-type="float">
            <text:p>0.393459037</text:p>
          </table:table-cell>
          <table:table-cell table:formula="of:=[.F10]/([.D10]+[.E10]+[.F10])" office:value-type="float" office:value="0.068752968388583" calcext:value-type="float">
            <text:p>0.0687529684</text:p>
          </table:table-cell>
          <table:table-cell table:formula="of:=[.F10]/[.E10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10]+0.01" office:value-type="float" office:value="1.19" calcext:value-type="float">
            <text:p>1.19</text:p>
          </table:table-cell>
          <table:table-cell table:formula="of:=([.$A$2]+[.$A$4])*[.B11]*2" office:value-type="float" office:value="1.26378" calcext:value-type="float">
            <text:p>1.26378</text:p>
          </table:table-cell>
          <table:table-cell table:formula="of:=(SQRT(3)*[.C11]^2 / 2) -[.$A$2]^2*PI()" office:value-type="float" office:value="0.597765553354396" calcext:value-type="float">
            <text:p>0.5977655534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11]" office:value-type="float" office:value="0.100408442801383" calcext:value-type="float">
            <text:p>0.1004084428</text:p>
          </table:table-cell>
          <table:table-cell table:formula="of:=[.D11]/([.E11]+[.D11]+[.F11])" office:value-type="float" office:value="0.402923140276784" calcext:value-type="float">
            <text:p>0.4029231403</text:p>
          </table:table-cell>
          <table:table-cell table:formula="of:=[.F11]/([.D11]+[.E11]+[.F11])" office:value-type="float" office:value="0.0676801880884722" calcext:value-type="float">
            <text:p>0.0676801881</text:p>
          </table:table-cell>
          <table:table-cell table:formula="of:=[.F11]/[.E11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11]+0.01" office:value-type="float" office:value="1.2" calcext:value-type="float">
            <text:p>1.2</text:p>
          </table:table-cell>
          <table:table-cell table:formula="of:=([.$A$2]+[.$A$4])*[.B12]*2" office:value-type="float" office:value="1.2744" calcext:value-type="float">
            <text:p>1.2744</text:p>
          </table:table-cell>
          <table:table-cell table:formula="of:=(SQRT(3)*[.C12]^2 / 2) -[.$A$2]^2*PI()" office:value-type="float" office:value="0.621109676530985" calcext:value-type="float">
            <text:p>0.6211096765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12]" office:value-type="float" office:value="0.100408442801383" calcext:value-type="float">
            <text:p>0.1004084428</text:p>
          </table:table-cell>
          <table:table-cell table:formula="of:=[.D12]/([.E12]+[.D12]+[.F12])" office:value-type="float" office:value="0.412172649303271" calcext:value-type="float">
            <text:p>0.4121726493</text:p>
          </table:table-cell>
          <table:table-cell table:formula="of:=[.F12]/([.D12]+[.E12]+[.F12])" office:value-type="float" office:value="0.066631732599963" calcext:value-type="float">
            <text:p>0.0666317326</text:p>
          </table:table-cell>
          <table:table-cell table:formula="of:=[.F12]/[.E12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12]+0.01" office:value-type="float" office:value="1.21" calcext:value-type="float">
            <text:p>1.21</text:p>
          </table:table-cell>
          <table:table-cell table:formula="of:=([.$A$2]+[.$A$4])*[.B13]*2" office:value-type="float" office:value="1.28502" calcext:value-type="float">
            <text:p>1.28502</text:p>
          </table:table-cell>
          <table:table-cell table:formula="of:=(SQRT(3)*[.C13]^2 / 2) -[.$A$2]^2*PI()" office:value-type="float" office:value="0.644649148018677" calcext:value-type="float">
            <text:p>0.644649148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13]" office:value-type="float" office:value="0.100408442801383" calcext:value-type="float">
            <text:p>0.1004084428</text:p>
          </table:table-cell>
          <table:table-cell table:formula="of:=[.D13]/([.E13]+[.D13]+[.F13])" office:value-type="float" office:value="0.421213841852144" calcext:value-type="float">
            <text:p>0.4212138419</text:p>
          </table:table-cell>
          <table:table-cell table:formula="of:=[.F13]/([.D13]+[.E13]+[.F13])" office:value-type="float" office:value="0.065606890316617" calcext:value-type="float">
            <text:p>0.0656068903</text:p>
          </table:table-cell>
          <table:table-cell table:formula="of:=[.F13]/[.E13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13]+0.01" office:value-type="float" office:value="1.22" calcext:value-type="float">
            <text:p>1.22</text:p>
          </table:table-cell>
          <table:table-cell table:formula="of:=([.$A$2]+[.$A$4])*[.B14]*2" office:value-type="float" office:value="1.29564" calcext:value-type="float">
            <text:p>1.29564</text:p>
          </table:table-cell>
          <table:table-cell table:formula="of:=(SQRT(3)*[.C14]^2 / 2) -[.$A$2]^2*PI()" office:value-type="float" office:value="0.668383967817469" calcext:value-type="float">
            <text:p>0.6683839678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14]" office:value-type="float" office:value="0.100408442801383" calcext:value-type="float">
            <text:p>0.1004084428</text:p>
          </table:table-cell>
          <table:table-cell table:formula="of:=[.D14]/([.E14]+[.D14]+[.F14])" office:value-type="float" office:value="0.430052774088217" calcext:value-type="float">
            <text:p>0.4300527741</text:p>
          </table:table-cell>
          <table:table-cell table:formula="of:=[.F14]/([.D14]+[.E14]+[.F14])" office:value-type="float" office:value="0.0646049747566738" calcext:value-type="float">
            <text:p>0.0646049748</text:p>
          </table:table-cell>
          <table:table-cell table:formula="of:=[.F14]/[.E14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14]+0.01" office:value-type="float" office:value="1.23" calcext:value-type="float">
            <text:p>1.23</text:p>
          </table:table-cell>
          <table:table-cell table:formula="of:=([.$A$2]+[.$A$4])*[.B15]*2" office:value-type="float" office:value="1.30626" calcext:value-type="float">
            <text:p>1.30626</text:p>
          </table:table-cell>
          <table:table-cell table:formula="of:=(SQRT(3)*[.C15]^2 / 2) -[.$A$2]^2*PI()" office:value-type="float" office:value="0.692314135927362" calcext:value-type="float">
            <text:p>0.6923141359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15]" office:value-type="float" office:value="0.100408442801383" calcext:value-type="float">
            <text:p>0.1004084428</text:p>
          </table:table-cell>
          <table:table-cell table:formula="of:=[.D15]/([.E15]+[.D15]+[.F15])" office:value-type="float" office:value="0.438695289559791" calcext:value-type="float">
            <text:p>0.4386952896</text:p>
          </table:table-cell>
          <table:table-cell table:formula="of:=[.F15]/([.D15]+[.E15]+[.F15])" office:value-type="float" office:value="0.0636253235389984" calcext:value-type="float">
            <text:p>0.0636253235</text:p>
          </table:table-cell>
          <table:table-cell table:formula="of:=[.F15]/[.E15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15]+0.01" office:value-type="float" office:value="1.24" calcext:value-type="float">
            <text:p>1.24</text:p>
          </table:table-cell>
          <table:table-cell table:formula="of:=([.$A$2]+[.$A$4])*[.B16]*2" office:value-type="float" office:value="1.31688" calcext:value-type="float">
            <text:p>1.31688</text:p>
          </table:table-cell>
          <table:table-cell table:formula="of:=(SQRT(3)*[.C16]^2 / 2) -[.$A$2]^2*PI()" office:value-type="float" office:value="0.716439652348357" calcext:value-type="float">
            <text:p>0.7164396523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16]" office:value-type="float" office:value="0.100408442801383" calcext:value-type="float">
            <text:p>0.1004084428</text:p>
          </table:table-cell>
          <table:table-cell table:formula="of:=[.D16]/([.E16]+[.D16]+[.F16])" office:value-type="float" office:value="0.447147027822039" calcext:value-type="float">
            <text:p>0.4471470278</text:p>
          </table:table-cell>
          <table:table-cell table:formula="of:=[.F16]/([.D16]+[.E16]+[.F16])" office:value-type="float" office:value="0.062667297405598" calcext:value-type="float">
            <text:p>0.0626672974</text:p>
          </table:table-cell>
          <table:table-cell table:formula="of:=[.F16]/[.E16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16]+0.01" office:value-type="float" office:value="1.25" calcext:value-type="float">
            <text:p>1.25</text:p>
          </table:table-cell>
          <table:table-cell table:formula="of:=([.$A$2]+[.$A$4])*[.B17]*2" office:value-type="float" office:value="1.3275" calcext:value-type="float">
            <text:p>1.3275</text:p>
          </table:table-cell>
          <table:table-cell table:formula="of:=(SQRT(3)*[.C17]^2 / 2) -[.$A$2]^2*PI()" office:value-type="float" office:value="0.740760517080453" calcext:value-type="float">
            <text:p>0.7407605171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17]" office:value-type="float" office:value="0.100408442801383" calcext:value-type="float">
            <text:p>0.1004084428</text:p>
          </table:table-cell>
          <table:table-cell table:formula="of:=[.D17]/([.E17]+[.D17]+[.F17])" office:value-type="float" office:value="0.455413432669795" calcext:value-type="float">
            <text:p>0.4554134327</text:p>
          </table:table-cell>
          <table:table-cell table:formula="of:=[.F17]/([.D17]+[.E17]+[.F17])" office:value-type="float" office:value="0.0617302792884146" calcext:value-type="float">
            <text:p>0.0617302793</text:p>
          </table:table-cell>
          <table:table-cell table:formula="of:=[.F17]/[.E17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17]+0.01" office:value-type="float" office:value="1.26" calcext:value-type="float">
            <text:p>1.26</text:p>
          </table:table-cell>
          <table:table-cell table:formula="of:=([.$A$2]+[.$A$4])*[.B18]*2" office:value-type="float" office:value="1.33812" calcext:value-type="float">
            <text:p>1.33812</text:p>
          </table:table-cell>
          <table:table-cell table:formula="of:=(SQRT(3)*[.C18]^2 / 2) -[.$A$2]^2*PI()" office:value-type="float" office:value="0.76527673012365" calcext:value-type="float">
            <text:p>0.7652767301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18]" office:value-type="float" office:value="0.100408442801383" calcext:value-type="float">
            <text:p>0.1004084428</text:p>
          </table:table-cell>
          <table:table-cell table:formula="of:=[.D18]/([.E18]+[.D18]+[.F18])" office:value-type="float" office:value="0.463499759998898" calcext:value-type="float">
            <text:p>0.46349976</text:p>
          </table:table-cell>
          <table:table-cell table:formula="of:=[.F18]/([.D18]+[.E18]+[.F18])" office:value-type="float" office:value="0.0608136734182217" calcext:value-type="float">
            <text:p>0.0608136734</text:p>
          </table:table-cell>
          <table:table-cell table:formula="of:=[.F18]/[.E18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18]+0.01" office:value-type="float" office:value="1.27" calcext:value-type="float">
            <text:p>1.27</text:p>
          </table:table-cell>
          <table:table-cell table:formula="of:=([.$A$2]+[.$A$4])*[.B19]*2" office:value-type="float" office:value="1.34874" calcext:value-type="float">
            <text:p>1.34874</text:p>
          </table:table-cell>
          <table:table-cell table:formula="of:=(SQRT(3)*[.C19]^2 / 2) -[.$A$2]^2*PI()" office:value-type="float" office:value="0.789988291477948" calcext:value-type="float">
            <text:p>0.7899882915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19]" office:value-type="float" office:value="0.100408442801383" calcext:value-type="float">
            <text:p>0.1004084428</text:p>
          </table:table-cell>
          <table:table-cell table:formula="of:=[.D19]/([.E19]+[.D19]+[.F19])" office:value-type="float" office:value="0.471411085314283" calcext:value-type="float">
            <text:p>0.4714110853</text:p>
          </table:table-cell>
          <table:table-cell table:formula="of:=[.F19]/([.D19]+[.E19]+[.F19])" office:value-type="float" office:value="0.0599169044735627" calcext:value-type="float">
            <text:p>0.0599169045</text:p>
          </table:table-cell>
          <table:table-cell table:formula="of:=[.F19]/[.E19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19]+0.01" office:value-type="float" office:value="1.28" calcext:value-type="float">
            <text:p>1.28</text:p>
          </table:table-cell>
          <table:table-cell table:formula="of:=([.$A$2]+[.$A$4])*[.B20]*2" office:value-type="float" office:value="1.35936" calcext:value-type="float">
            <text:p>1.35936</text:p>
          </table:table-cell>
          <table:table-cell table:formula="of:=(SQRT(3)*[.C20]^2 / 2) -[.$A$2]^2*PI()" office:value-type="float" office:value="0.814895201143347" calcext:value-type="float">
            <text:p>0.8148952011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20]" office:value-type="float" office:value="0.100408442801383" calcext:value-type="float">
            <text:p>0.1004084428</text:p>
          </table:table-cell>
          <table:table-cell table:formula="of:=[.D20]/([.E20]+[.D20]+[.F20])" office:value-type="float" office:value="0.479152310902079" calcext:value-type="float">
            <text:p>0.4791523109</text:p>
          </table:table-cell>
          <table:table-cell table:formula="of:=[.F20]/([.D20]+[.E20]+[.F20])" office:value-type="float" office:value="0.0590394167677752" calcext:value-type="float">
            <text:p>0.0590394168</text:p>
          </table:table-cell>
          <table:table-cell table:formula="of:=[.F20]/[.E20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20]+0.01" office:value-type="float" office:value="1.29" calcext:value-type="float">
            <text:p>1.29</text:p>
          </table:table-cell>
          <table:table-cell table:formula="of:=([.$A$2]+[.$A$4])*[.B21]*2" office:value-type="float" office:value="1.36998" calcext:value-type="float">
            <text:p>1.36998</text:p>
          </table:table-cell>
          <table:table-cell table:formula="of:=(SQRT(3)*[.C21]^2 / 2) -[.$A$2]^2*PI()" office:value-type="float" office:value="0.839997459119848" calcext:value-type="float">
            <text:p>0.8399974591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21]" office:value-type="float" office:value="0.100408442801383" calcext:value-type="float">
            <text:p>0.1004084428</text:p>
          </table:table-cell>
          <table:table-cell table:formula="of:=[.D21]/([.E21]+[.D21]+[.F21])" office:value-type="float" office:value="0.48672817268207" calcext:value-type="float">
            <text:p>0.4867281727</text:p>
          </table:table-cell>
          <table:table-cell table:formula="of:=[.F21]/([.D21]+[.E21]+[.F21])" office:value-type="float" office:value="0.0581806734722475" calcext:value-type="float">
            <text:p>0.0581806735</text:p>
          </table:table-cell>
          <table:table-cell table:formula="of:=[.F21]/[.E21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21]+0.01" office:value-type="float" office:value="1.3" calcext:value-type="float">
            <text:p>1.3</text:p>
          </table:table-cell>
          <table:table-cell table:formula="of:=([.$A$2]+[.$A$4])*[.B22]*2" office:value-type="float" office:value="1.3806" calcext:value-type="float">
            <text:p>1.3806</text:p>
          </table:table-cell>
          <table:table-cell table:formula="of:=(SQRT(3)*[.C22]^2 / 2) -[.$A$2]^2*PI()" office:value-type="float" office:value="0.86529506540745" calcext:value-type="float">
            <text:p>0.8652950654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22]" office:value-type="float" office:value="0.100408442801383" calcext:value-type="float">
            <text:p>0.1004084428</text:p>
          </table:table-cell>
          <table:table-cell table:formula="of:=[.D22]/([.E22]+[.D22]+[.F22])" office:value-type="float" office:value="0.494143246756036" calcext:value-type="float">
            <text:p>0.4941432468</text:p>
          </table:table-cell>
          <table:table-cell table:formula="of:=[.F22]/([.D22]+[.E22]+[.F22])" office:value-type="float" office:value="0.0573401558741469" calcext:value-type="float">
            <text:p>0.0573401559</text:p>
          </table:table-cell>
          <table:table-cell table:formula="of:=[.F22]/[.E22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22]+0.01" office:value-type="float" office:value="1.31" calcext:value-type="float">
            <text:p>1.31</text:p>
          </table:table-cell>
          <table:table-cell table:formula="of:=([.$A$2]+[.$A$4])*[.B23]*2" office:value-type="float" office:value="1.39122" calcext:value-type="float">
            <text:p>1.39122</text:p>
          </table:table-cell>
          <table:table-cell table:formula="of:=(SQRT(3)*[.C23]^2 / 2) -[.$A$2]^2*PI()" office:value-type="float" office:value="0.890788020006153" calcext:value-type="float">
            <text:p>0.89078802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23]" office:value-type="float" office:value="0.100408442801383" calcext:value-type="float">
            <text:p>0.1004084428</text:p>
          </table:table-cell>
          <table:table-cell table:formula="of:=[.D23]/([.E23]+[.D23]+[.F23])" office:value-type="float" office:value="0.501401955666713" calcext:value-type="float">
            <text:p>0.5014019557</text:p>
          </table:table-cell>
          <table:table-cell table:formula="of:=[.F23]/([.D23]+[.E23]+[.F23])" office:value-type="float" office:value="0.056517362666951" calcext:value-type="float">
            <text:p>0.0565173627</text:p>
          </table:table-cell>
          <table:table-cell table:formula="of:=[.F23]/[.E23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23]+0.01" office:value-type="float" office:value="1.32" calcext:value-type="float">
            <text:p>1.32</text:p>
          </table:table-cell>
          <table:table-cell table:formula="of:=([.$A$2]+[.$A$4])*[.B24]*2" office:value-type="float" office:value="1.40184" calcext:value-type="float">
            <text:p>1.40184</text:p>
          </table:table-cell>
          <table:table-cell table:formula="of:=(SQRT(3)*[.C24]^2 / 2) -[.$A$2]^2*PI()" office:value-type="float" office:value="0.916476322915957" calcext:value-type="float">
            <text:p>0.9164763229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24]" office:value-type="float" office:value="0.100408442801383" calcext:value-type="float">
            <text:p>0.1004084428</text:p>
          </table:table-cell>
          <table:table-cell table:formula="of:=[.D24]/([.E24]+[.D24]+[.F24])" office:value-type="float" office:value="0.508508574381323" calcext:value-type="float">
            <text:p>0.5085085744</text:p>
          </table:table-cell>
          <table:table-cell table:formula="of:=[.F24]/([.D24]+[.E24]+[.F24])" office:value-type="float" office:value="0.0557118092721991" calcext:value-type="float">
            <text:p>0.0557118093</text:p>
          </table:table-cell>
          <table:table-cell table:formula="of:=[.F24]/[.E24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24]+0.01" office:value-type="float" office:value="1.33" calcext:value-type="float">
            <text:p>1.33</text:p>
          </table:table-cell>
          <table:table-cell table:formula="of:=([.$A$2]+[.$A$4])*[.B25]*2" office:value-type="float" office:value="1.41246" calcext:value-type="float">
            <text:p>1.41246</text:p>
          </table:table-cell>
          <table:table-cell table:formula="of:=(SQRT(3)*[.C25]^2 / 2) -[.$A$2]^2*PI()" office:value-type="float" office:value="0.942359974136862" calcext:value-type="float">
            <text:p>0.9423599741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25]" office:value-type="float" office:value="0.100408442801383" calcext:value-type="float">
            <text:p>0.1004084428</text:p>
          </table:table-cell>
          <table:table-cell table:formula="of:=[.D25]/([.E25]+[.D25]+[.F25])" office:value-type="float" office:value="0.515467236012937" calcext:value-type="float">
            <text:p>0.515467236</text:p>
          </table:table-cell>
          <table:table-cell table:formula="of:=[.F25]/([.D25]+[.E25]+[.F25])" office:value-type="float" office:value="0.0549230271909609" calcext:value-type="float">
            <text:p>0.0549230272</text:p>
          </table:table-cell>
          <table:table-cell table:formula="of:=[.F25]/[.E25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25]+0.01" office:value-type="float" office:value="1.34" calcext:value-type="float">
            <text:p>1.34</text:p>
          </table:table-cell>
          <table:table-cell table:formula="of:=([.$A$2]+[.$A$4])*[.B26]*2" office:value-type="float" office:value="1.42308" calcext:value-type="float">
            <text:p>1.42308</text:p>
          </table:table-cell>
          <table:table-cell table:formula="of:=(SQRT(3)*[.C26]^2 / 2) -[.$A$2]^2*PI()" office:value-type="float" office:value="0.968438973668868" calcext:value-type="float">
            <text:p>0.9684389737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26]" office:value-type="float" office:value="0.100408442801383" calcext:value-type="float">
            <text:p>0.1004084428</text:p>
          </table:table-cell>
          <table:table-cell table:formula="of:=[.D26]/([.E26]+[.D26]+[.F26])" office:value-type="float" office:value="0.522281937292236" calcext:value-type="float">
            <text:p>0.5222819373</text:p>
          </table:table-cell>
          <table:table-cell table:formula="of:=[.F26]/([.D26]+[.E26]+[.F26])" office:value-type="float" office:value="0.0541505633835986" calcext:value-type="float">
            <text:p>0.0541505634</text:p>
          </table:table-cell>
          <table:table-cell table:formula="of:=[.F26]/[.E26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26]+0.01" office:value-type="float" office:value="1.35" calcext:value-type="float">
            <text:p>1.35</text:p>
          </table:table-cell>
          <table:table-cell table:formula="of:=([.$A$2]+[.$A$4])*[.B27]*2" office:value-type="float" office:value="1.4337" calcext:value-type="float">
            <text:p>1.4337</text:p>
          </table:table-cell>
          <table:table-cell table:formula="of:=(SQRT(3)*[.C27]^2 / 2) -[.$A$2]^2*PI()" office:value-type="float" office:value="0.994713321511976" calcext:value-type="float">
            <text:p>0.9947133215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27]" office:value-type="float" office:value="0.100408442801383" calcext:value-type="float">
            <text:p>0.1004084428</text:p>
          </table:table-cell>
          <table:table-cell table:formula="of:=[.D27]/([.E27]+[.D27]+[.F27])" office:value-type="float" office:value="0.528956543801617" calcext:value-type="float">
            <text:p>0.5289565438</text:p>
          </table:table-cell>
          <table:table-cell table:formula="of:=[.F27]/([.D27]+[.E27]+[.F27])" office:value-type="float" office:value="0.0533939796764677" calcext:value-type="float">
            <text:p>0.0533939797</text:p>
          </table:table-cell>
          <table:table-cell table:formula="of:=[.F27]/[.E27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27]+0.01" office:value-type="float" office:value="1.36" calcext:value-type="float">
            <text:p>1.36</text:p>
          </table:table-cell>
          <table:table-cell table:formula="of:=([.$A$2]+[.$A$4])*[.B28]*2" office:value-type="float" office:value="1.44432" calcext:value-type="float">
            <text:p>1.44432</text:p>
          </table:table-cell>
          <table:table-cell table:formula="of:=(SQRT(3)*[.C28]^2 / 2) -[.$A$2]^2*PI()" office:value-type="float" office:value="1.02118301766619" calcext:value-type="float">
            <text:p>1.0211830177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28]" office:value-type="float" office:value="0.100408442801383" calcext:value-type="float">
            <text:p>0.1004084428</text:p>
          </table:table-cell>
          <table:table-cell table:formula="of:=[.D28]/([.E28]+[.D28]+[.F28])" office:value-type="float" office:value="0.535494794982937" calcext:value-type="float">
            <text:p>0.535494795</text:p>
          </table:table-cell>
          <table:table-cell table:formula="of:=[.F28]/([.D28]+[.E28]+[.F28])" office:value-type="float" office:value="0.0526528521942764" calcext:value-type="float">
            <text:p>0.0526528522</text:p>
          </table:table-cell>
          <table:table-cell table:formula="of:=[.F28]/[.E28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28]+0.01" office:value-type="float" office:value="1.37" calcext:value-type="float">
            <text:p>1.37</text:p>
          </table:table-cell>
          <table:table-cell table:formula="of:=([.$A$2]+[.$A$4])*[.B29]*2" office:value-type="float" office:value="1.45494" calcext:value-type="float">
            <text:p>1.45494</text:p>
          </table:table-cell>
          <table:table-cell table:formula="of:=(SQRT(3)*[.C29]^2 / 2) -[.$A$2]^2*PI()" office:value-type="float" office:value="1.04784806213149" calcext:value-type="float">
            <text:p>1.0478480621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29]" office:value-type="float" office:value="0.100408442801383" calcext:value-type="float">
            <text:p>0.1004084428</text:p>
          </table:table-cell>
          <table:table-cell table:formula="of:=[.D29]/([.E29]+[.D29]+[.F29])" office:value-type="float" office:value="0.541900308929666" calcext:value-type="float">
            <text:p>0.5419003089</text:p>
          </table:table-cell>
          <table:table-cell table:formula="of:=[.F29]/([.D29]+[.E29]+[.F29])" office:value-type="float" office:value="0.0519267708168823" calcext:value-type="float">
            <text:p>0.0519267708</text:p>
          </table:table-cell>
          <table:table-cell table:formula="of:=[.F29]/[.E29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29]+0.01" office:value-type="float" office:value="1.38" calcext:value-type="float">
            <text:p>1.38</text:p>
          </table:table-cell>
          <table:table-cell table:formula="of:=([.$A$2]+[.$A$4])*[.B30]*2" office:value-type="float" office:value="1.46556" calcext:value-type="float">
            <text:p>1.46556</text:p>
          </table:table-cell>
          <table:table-cell table:formula="of:=(SQRT(3)*[.C30]^2 / 2) -[.$A$2]^2*PI()" office:value-type="float" office:value="1.07470845490791" calcext:value-type="float">
            <text:p>1.0747084549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30]" office:value-type="float" office:value="0.100408442801383" calcext:value-type="float">
            <text:p>0.1004084428</text:p>
          </table:table-cell>
          <table:table-cell table:formula="of:=[.D30]/([.E30]+[.D30]+[.F30])" office:value-type="float" office:value="0.548176586973638" calcext:value-type="float">
            <text:p>0.548176587</text:p>
          </table:table-cell>
          <table:table-cell table:formula="of:=[.F30]/([.D30]+[.E30]+[.F30])" office:value-type="float" office:value="0.0512153386593733" calcext:value-type="float">
            <text:p>0.0512153387</text:p>
          </table:table-cell>
          <table:table-cell table:formula="of:=[.F30]/[.E30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30]+0.01" office:value-type="float" office:value="1.39" calcext:value-type="float">
            <text:p>1.39</text:p>
          </table:table-cell>
          <table:table-cell table:formula="of:=([.$A$2]+[.$A$4])*[.B31]*2" office:value-type="float" office:value="1.47618" calcext:value-type="float">
            <text:p>1.47618</text:p>
          </table:table-cell>
          <table:table-cell table:formula="of:=(SQRT(3)*[.C31]^2 / 2) -[.$A$2]^2*PI()" office:value-type="float" office:value="1.10176419599542" calcext:value-type="float">
            <text:p>1.101764196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31]" office:value-type="float" office:value="0.100408442801383" calcext:value-type="float">
            <text:p>0.1004084428</text:p>
          </table:table-cell>
          <table:table-cell table:formula="of:=[.D31]/([.E31]+[.D31]+[.F31])" office:value-type="float" office:value="0.554327018076079" calcext:value-type="float">
            <text:p>0.5543270181</text:p>
          </table:table-cell>
          <table:table-cell table:formula="of:=[.F31]/([.D31]+[.E31]+[.F31])" office:value-type="float" office:value="0.0505181715743328" calcext:value-type="float">
            <text:p>0.0505181716</text:p>
          </table:table-cell>
          <table:table-cell table:formula="of:=[.F31]/[.E31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31]+0.01" office:value-type="float" office:value="1.4" calcext:value-type="float">
            <text:p>1.4</text:p>
          </table:table-cell>
          <table:table-cell table:formula="of:=([.$A$2]+[.$A$4])*[.B32]*2" office:value-type="float" office:value="1.4868" calcext:value-type="float">
            <text:p>1.4868</text:p>
          </table:table-cell>
          <table:table-cell table:formula="of:=(SQRT(3)*[.C32]^2 / 2) -[.$A$2]^2*PI()" office:value-type="float" office:value="1.12901528539403" calcext:value-type="float">
            <text:p>1.1290152854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32]" office:value-type="float" office:value="0.100408442801383" calcext:value-type="float">
            <text:p>0.1004084428</text:p>
          </table:table-cell>
          <table:table-cell table:formula="of:=[.D32]/([.E32]+[.D32]+[.F32])" office:value-type="float" office:value="0.560354883032099" calcext:value-type="float">
            <text:p>0.560354883</text:p>
          </table:table-cell>
          <table:table-cell table:formula="of:=[.F32]/([.D32]+[.E32]+[.F32])" office:value-type="float" office:value="0.0498348976752497" calcext:value-type="float">
            <text:p>0.0498348977</text:p>
          </table:table-cell>
          <table:table-cell table:formula="of:=[.F32]/[.E32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32]+0.01" office:value-type="float" office:value="1.41" calcext:value-type="float">
            <text:p>1.41</text:p>
          </table:table-cell>
          <table:table-cell table:formula="of:=([.$A$2]+[.$A$4])*[.B33]*2" office:value-type="float" office:value="1.49742" calcext:value-type="float">
            <text:p>1.49742</text:p>
          </table:table-cell>
          <table:table-cell table:formula="of:=(SQRT(3)*[.C33]^2 / 2) -[.$A$2]^2*PI()" office:value-type="float" office:value="1.15646172310375" calcext:value-type="float">
            <text:p>1.1564617231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33]" office:value-type="float" office:value="0.100408442801383" calcext:value-type="float">
            <text:p>0.1004084428</text:p>
          </table:table-cell>
          <table:table-cell table:formula="of:=[.D33]/([.E33]+[.D33]+[.F33])" office:value-type="float" office:value="0.566263358497397" calcext:value-type="float">
            <text:p>0.5662633585</text:p>
          </table:table-cell>
          <table:table-cell table:formula="of:=[.F33]/([.D33]+[.E33]+[.F33])" office:value-type="float" office:value="0.0491651568800816" calcext:value-type="float">
            <text:p>0.0491651569</text:p>
          </table:table-cell>
          <table:table-cell table:formula="of:=[.F33]/[.E33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33]+0.01" office:value-type="float" office:value="1.42" calcext:value-type="float">
            <text:p>1.42</text:p>
          </table:table-cell>
          <table:table-cell table:formula="of:=([.$A$2]+[.$A$4])*[.B34]*2" office:value-type="float" office:value="1.50804" calcext:value-type="float">
            <text:p>1.50804</text:p>
          </table:table-cell>
          <table:table-cell table:formula="of:=(SQRT(3)*[.C34]^2 / 2) -[.$A$2]^2*PI()" office:value-type="float" office:value="1.18410350912456" calcext:value-type="float">
            <text:p>1.1841035091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34]" office:value-type="float" office:value="0.100408442801383" calcext:value-type="float">
            <text:p>0.1004084428</text:p>
          </table:table-cell>
          <table:table-cell table:formula="of:=[.D34]/([.E34]+[.D34]+[.F34])" office:value-type="float" office:value="0.572055520845437" calcext:value-type="float">
            <text:p>0.5720555208</text:p>
          </table:table-cell>
          <table:table-cell table:formula="of:=[.F34]/([.D34]+[.E34]+[.F34])" office:value-type="float" office:value="0.0485086004740336" calcext:value-type="float">
            <text:p>0.0485086005</text:p>
          </table:table-cell>
          <table:table-cell table:formula="of:=[.F34]/[.E34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34]+0.01" office:value-type="float" office:value="1.43" calcext:value-type="float">
            <text:p>1.43</text:p>
          </table:table-cell>
          <table:table-cell table:formula="of:=([.$A$2]+[.$A$4])*[.B35]*2" office:value-type="float" office:value="1.51866" calcext:value-type="float">
            <text:p>1.51866</text:p>
          </table:table-cell>
          <table:table-cell table:formula="of:=(SQRT(3)*[.C35]^2 / 2) -[.$A$2]^2*PI()" office:value-type="float" office:value="1.21194064345648" calcext:value-type="float">
            <text:p>1.2119406435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35]" office:value-type="float" office:value="0.100408442801383" calcext:value-type="float">
            <text:p>0.1004084428</text:p>
          </table:table-cell>
          <table:table-cell table:formula="of:=[.D35]/([.E35]+[.D35]+[.F35])" office:value-type="float" office:value="0.577734349862986" calcext:value-type="float">
            <text:p>0.5777343499</text:p>
          </table:table-cell>
          <table:table-cell table:formula="of:=[.F35]/([.D35]+[.E35]+[.F35])" office:value-type="float" office:value="0.0478648906906597" calcext:value-type="float">
            <text:p>0.0478648907</text:p>
          </table:table-cell>
          <table:table-cell table:formula="of:=[.F35]/[.E35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35]+0.01" office:value-type="float" office:value="1.44" calcext:value-type="float">
            <text:p>1.44</text:p>
          </table:table-cell>
          <table:table-cell table:formula="of:=([.$A$2]+[.$A$4])*[.B36]*2" office:value-type="float" office:value="1.52928" calcext:value-type="float">
            <text:p>1.52928</text:p>
          </table:table-cell>
          <table:table-cell table:formula="of:=(SQRT(3)*[.C36]^2 / 2) -[.$A$2]^2*PI()" office:value-type="float" office:value="1.2399731260995" calcext:value-type="float">
            <text:p>1.2399731261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36]" office:value-type="float" office:value="0.100408442801383" calcext:value-type="float">
            <text:p>0.1004084428</text:p>
          </table:table-cell>
          <table:table-cell table:formula="of:=[.D36]/([.E36]+[.D36]+[.F36])" office:value-type="float" office:value="0.583302732291495" calcext:value-type="float">
            <text:p>0.5833027323</text:p>
          </table:table-cell>
          <table:table-cell table:formula="of:=[.F36]/([.D36]+[.E36]+[.F36])" office:value-type="float" office:value="0.0472337003104385" calcext:value-type="float">
            <text:p>0.0472337003</text:p>
          </table:table-cell>
          <table:table-cell table:formula="of:=[.F36]/[.E36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36]+0.01" office:value-type="float" office:value="1.45" calcext:value-type="float">
            <text:p>1.45</text:p>
          </table:table-cell>
          <table:table-cell table:formula="of:=([.$A$2]+[.$A$4])*[.B37]*2" office:value-type="float" office:value="1.5399" calcext:value-type="float">
            <text:p>1.5399</text:p>
          </table:table-cell>
          <table:table-cell table:formula="of:=(SQRT(3)*[.C37]^2 / 2) -[.$A$2]^2*PI()" office:value-type="float" office:value="1.26820095705362" calcext:value-type="float">
            <text:p>1.2682009571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37]" office:value-type="float" office:value="0.100408442801383" calcext:value-type="float">
            <text:p>0.1004084428</text:p>
          </table:table-cell>
          <table:table-cell table:formula="of:=[.D37]/([.E37]+[.D37]+[.F37])" office:value-type="float" office:value="0.5887634652214" calcext:value-type="float">
            <text:p>0.5887634652</text:p>
          </table:table-cell>
          <table:table-cell table:formula="of:=[.F37]/([.D37]+[.E37]+[.F37])" office:value-type="float" office:value="0.0466147122760198" calcext:value-type="float">
            <text:p>0.0466147123</text:p>
          </table:table-cell>
          <table:table-cell table:formula="of:=[.F37]/[.E37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37]+0.01" office:value-type="float" office:value="1.46" calcext:value-type="float">
            <text:p>1.46</text:p>
          </table:table-cell>
          <table:table-cell table:formula="of:=([.$A$2]+[.$A$4])*[.B38]*2" office:value-type="float" office:value="1.55052" calcext:value-type="float">
            <text:p>1.55052</text:p>
          </table:table-cell>
          <table:table-cell table:formula="of:=(SQRT(3)*[.C38]^2 / 2) -[.$A$2]^2*PI()" office:value-type="float" office:value="1.29662413631884" calcext:value-type="float">
            <text:p>1.2966241363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38]" office:value-type="float" office:value="0.100408442801383" calcext:value-type="float">
            <text:p>0.1004084428</text:p>
          </table:table-cell>
          <table:table-cell table:formula="of:=[.D38]/([.E38]+[.D38]+[.F38])" office:value-type="float" office:value="0.594119259346137" calcext:value-type="float">
            <text:p>0.5941192593</text:p>
          </table:table-cell>
          <table:table-cell table:formula="of:=[.F38]/([.D38]+[.E38]+[.F38])" office:value-type="float" office:value="0.0460076193233749" calcext:value-type="float">
            <text:p>0.0460076193</text:p>
          </table:table-cell>
          <table:table-cell table:formula="of:=[.F38]/[.E38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38]+0.01" office:value-type="float" office:value="1.47" calcext:value-type="float">
            <text:p>1.47</text:p>
          </table:table-cell>
          <table:table-cell table:formula="of:=([.$A$2]+[.$A$4])*[.B39]*2" office:value-type="float" office:value="1.56114" calcext:value-type="float">
            <text:p>1.56114</text:p>
          </table:table-cell>
          <table:table-cell table:formula="of:=(SQRT(3)*[.C39]^2 / 2) -[.$A$2]^2*PI()" office:value-type="float" office:value="1.32524266389516" calcext:value-type="float">
            <text:p>1.3252426639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39]" office:value-type="float" office:value="0.100408442801383" calcext:value-type="float">
            <text:p>0.1004084428</text:p>
          </table:table-cell>
          <table:table-cell table:formula="of:=[.D39]/([.E39]+[.D39]+[.F39])" office:value-type="float" office:value="0.599372742082235" calcext:value-type="float">
            <text:p>0.5993727421</text:p>
          </table:table-cell>
          <table:table-cell table:formula="of:=[.F39]/([.D39]+[.E39]+[.F39])" office:value-type="float" office:value="0.0454121236281248" calcext:value-type="float">
            <text:p>0.0454121236</text:p>
          </table:table-cell>
          <table:table-cell table:formula="of:=[.F39]/[.E39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39]+0.01" office:value-type="float" office:value="1.48" calcext:value-type="float">
            <text:p>1.48</text:p>
          </table:table-cell>
          <table:table-cell table:formula="of:=([.$A$2]+[.$A$4])*[.B40]*2" office:value-type="float" office:value="1.57176" calcext:value-type="float">
            <text:p>1.57176</text:p>
          </table:table-cell>
          <table:table-cell table:formula="of:=(SQRT(3)*[.C40]^2 / 2) -[.$A$2]^2*PI()" office:value-type="float" office:value="1.35405653978258" calcext:value-type="float">
            <text:p>1.3540565398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40]" office:value-type="float" office:value="0.100408442801383" calcext:value-type="float">
            <text:p>0.1004084428</text:p>
          </table:table-cell>
          <table:table-cell table:formula="of:=[.D40]/([.E40]+[.D40]+[.F40])" office:value-type="float" office:value="0.60452646056163" calcext:value-type="float">
            <text:p>0.6045264606</text:p>
          </table:table-cell>
          <table:table-cell table:formula="of:=[.F40]/([.D40]+[.E40]+[.F40])" office:value-type="float" office:value="0.0448279364663544" calcext:value-type="float">
            <text:p>0.0448279365</text:p>
          </table:table-cell>
          <table:table-cell table:formula="of:=[.F40]/[.E40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40]+0.01" office:value-type="float" office:value="1.49" calcext:value-type="float">
            <text:p>1.49</text:p>
          </table:table-cell>
          <table:table-cell table:formula="of:=([.$A$2]+[.$A$4])*[.B41]*2" office:value-type="float" office:value="1.58238" calcext:value-type="float">
            <text:p>1.58238</text:p>
          </table:table-cell>
          <table:table-cell table:formula="of:=(SQRT(3)*[.C41]^2 / 2) -[.$A$2]^2*PI()" office:value-type="float" office:value="1.38306576398111" calcext:value-type="float">
            <text:p>1.383065764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41]" office:value-type="float" office:value="0.100408442801383" calcext:value-type="float">
            <text:p>0.1004084428</text:p>
          </table:table-cell>
          <table:table-cell table:formula="of:=[.D41]/([.E41]+[.D41]+[.F41])" office:value-type="float" office:value="0.609582884501969" calcext:value-type="float">
            <text:p>0.6095828845</text:p>
          </table:table-cell>
          <table:table-cell table:formula="of:=[.F41]/([.D41]+[.E41]+[.F41])" office:value-type="float" office:value="0.0442547778892562" calcext:value-type="float">
            <text:p>0.0442547779</text:p>
          </table:table-cell>
          <table:table-cell table:formula="of:=[.F41]/[.E41]" office:value-type="float" office:value="0.127844" calcext:value-type="float">
            <text:p>0.127844</text:p>
          </table:table-cell>
          <table:table-cell table:number-columns-repeated="2"/>
        </table:table-row>
        <table:table-row table:style-name="ro1">
          <table:table-cell/>
          <table:table-cell table:formula="of:=[.B41]+0.01" office:value-type="float" office:value="1.5" calcext:value-type="float">
            <text:p>1.5</text:p>
          </table:table-cell>
          <table:table-cell table:formula="of:=([.$A$2]+[.$A$4])*[.B42]*2" office:value-type="float" office:value="1.593" calcext:value-type="float">
            <text:p>1.593</text:p>
          </table:table-cell>
          <table:table-cell table:formula="of:=(SQRT(3)*[.C42]^2 / 2) -[.$A$2]^2*PI()" office:value-type="float" office:value="1.41227033649073" calcext:value-type="float">
            <text:p>1.4122703365</text:p>
          </table:table-cell>
          <table:table-cell table:formula="of:=PI()*[.$A$2]^2" office:value-type="float" office:value="0.785398163397448" calcext:value-type="float">
            <text:p>0.7853981634</text:p>
          </table:table-cell>
          <table:table-cell table:formula="of:=([.$A$2]+[.$A$4])^2*PI()-[.E42]" office:value-type="float" office:value="0.100408442801383" calcext:value-type="float">
            <text:p>0.1004084428</text:p>
          </table:table-cell>
          <table:table-cell table:formula="of:=[.D42]/([.E42]+[.D42]+[.F42])" office:value-type="float" office:value="0.614544408960422" calcext:value-type="float">
            <text:p>0.614544409</text:p>
          </table:table-cell>
          <table:table-cell table:formula="of:=[.F42]/([.D42]+[.E42]+[.F42])" office:value-type="float" office:value="0.0436923764109787" calcext:value-type="float">
            <text:p>0.0436923764</text:p>
          </table:table-cell>
          <table:table-cell table:formula="of:=[.F42]/[.E42]" office:value-type="float" office:value="0.127844" calcext:value-type="float">
            <text:p>0.12784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2:02:16.378583155</meta:creation-date>
    <dc:date>2018-03-12T17:57:47.164964583</dc:date>
    <meta:editing-duration>PT4H6M35S</meta:editing-duration>
    <meta:editing-cycles>1</meta:editing-cycles>
    <meta:document-statistic meta:table-count="1" meta:cell-count="34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19cm" svg:y="4.203cm" style:legend-expansion="high" chart:style-name="ch2"/>
        <chart:plot-area chart:style-name="ch3" table:cell-range-address="Sheet1.B2:Sheet1.B27 Sheet1.G2:Sheet1.G27" svg:x="0.319cm" svg:y="0.18cm" svg:width="12.481cm" svg:height="8.645cm">
          <chartooo:coordinate-region svg:x="1.046cm" svg:y="0.38cm" svg:width="11.51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27" chart:class="chart:scatter">
            <chart:domain table:cell-range-address="Sheet1.B2:Sheet1.B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">
                <text:p>1.1</text:p>
                <draw:g>
                  <svg:desc>Sheet1.B2:Sheet1.B27</svg:desc>
                </draw:g>
              </table:table-cell>
              <table:table-cell office:value-type="float" office:value="0.309186396428036">
                <text:p>0.309186396428036</text:p>
                <draw:g>
                  <svg:desc>Sheet1.G2:Sheet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">
                <text:p>1.11</text:p>
              </table:table-cell>
              <table:table-cell office:value-type="float" office:value="0.320623198837841">
                <text:p>0.320623198837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2">
                <text:p>1.12</text:p>
              </table:table-cell>
              <table:table-cell office:value-type="float" office:value="0.331785967330727">
                <text:p>0.331785967330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3">
                <text:p>1.13</text:p>
              </table:table-cell>
              <table:table-cell office:value-type="float" office:value="0.342683135053779">
                <text:p>0.342683135053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4">
                <text:p>1.14</text:p>
              </table:table-cell>
              <table:table-cell office:value-type="float" office:value="0.353322823624388">
                <text:p>0.353322823624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5">
                <text:p>1.15</text:p>
              </table:table-cell>
              <table:table-cell office:value-type="float" office:value="0.363712856323166">
                <text:p>0.363712856323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6">
                <text:p>1.16</text:p>
              </table:table-cell>
              <table:table-cell office:value-type="float" office:value="0.373860770669667">
                <text:p>0.373860770669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7">
                <text:p>1.17</text:p>
              </table:table-cell>
              <table:table-cell office:value-type="float" office:value="0.383773830411656">
                <text:p>0.383773830411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8">
                <text:p>1.18</text:p>
              </table:table-cell>
              <table:table-cell office:value-type="float" office:value="0.393459036957128">
                <text:p>0.393459036957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">
                <text:p>1.19</text:p>
              </table:table-cell>
              <table:table-cell office:value-type="float" office:value="0.402923140276784">
                <text:p>0.402923140276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0.412172649303271">
                <text:p>0.412172649303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0.421213841852144">
                <text:p>0.421213841852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">
                <text:p>1.22</text:p>
              </table:table-cell>
              <table:table-cell office:value-type="float" office:value="0.430052774088217">
                <text:p>0.4300527740882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3">
                <text:p>1.23</text:p>
              </table:table-cell>
              <table:table-cell office:value-type="float" office:value="0.438695289559791">
                <text:p>0.438695289559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4">
                <text:p>1.24</text:p>
              </table:table-cell>
              <table:table-cell office:value-type="float" office:value="0.447147027822039">
                <text:p>0.4471470278220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455413432669795">
                <text:p>0.4554134326697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6">
                <text:p>1.26</text:p>
              </table:table-cell>
              <table:table-cell office:value-type="float" office:value="0.463499759998898">
                <text:p>0.4634997599988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7">
                <text:p>1.27</text:p>
              </table:table-cell>
              <table:table-cell office:value-type="float" office:value="0.471411085314283">
                <text:p>0.471411085314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8">
                <text:p>1.28</text:p>
              </table:table-cell>
              <table:table-cell office:value-type="float" office:value="0.479152310902079">
                <text:p>0.479152310902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9">
                <text:p>1.29</text:p>
              </table:table-cell>
              <table:table-cell office:value-type="float" office:value="0.48672817268207">
                <text:p>0.48672817268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">
                <text:p>1.3</text:p>
              </table:table-cell>
              <table:table-cell office:value-type="float" office:value="0.494143246756036">
                <text:p>0.4941432467560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1">
                <text:p>1.31</text:p>
              </table:table-cell>
              <table:table-cell office:value-type="float" office:value="0.501401955666713">
                <text:p>0.501401955666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2">
                <text:p>1.32</text:p>
              </table:table-cell>
              <table:table-cell office:value-type="float" office:value="0.508508574381323">
                <text:p>0.5085085743813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3">
                <text:p>1.33</text:p>
              </table:table-cell>
              <table:table-cell office:value-type="float" office:value="0.515467236012937">
                <text:p>0.515467236012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4">
                <text:p>1.34</text:p>
              </table:table-cell>
              <table:table-cell office:value-type="float" office:value="0.522281937292236">
                <text:p>0.522281937292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5">
                <text:p>1.35</text:p>
              </table:table-cell>
              <table:table-cell office:value-type="float" office:value="0.528956543801617">
                <text:p>0.5289565438016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